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332747.7" calcext:value-type="float">
            <text:p>332747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 office:value-type="string" calcext:value-type="string">
            <text:p>n/a</text:p>
          </table:table-cell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7:.M37])/10" office:value-type="float" office:value="99179.7" calcext:value-type="float">
            <text:p>99179.7</text:p>
          </table:table-cell>
          <table:table-cell table:formula="of:=[.S37]*[.C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8:.M38])/10" office:value-type="float" office:value="514091.3" calcext:value-type="float">
            <text:p>514091.3</text:p>
          </table:table-cell>
          <table:table-cell table:formula="of:=[.S38]*[.C3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owered limit from 20 to 17 for adding tankers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85997" calcext:value-type="float">
            <text:p>8599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1904" calcext:value-type="float">
            <text:p>91904</text:p>
          </table:table-cell>
          <table:table-cell office:value-type="float" office:value="96436" calcext:value-type="float">
            <text:p>96436</text:p>
          </table:table-cell>
          <table:table-cell office:value-type="float" office:value="96307" calcext:value-type="float">
            <text:p>96307</text:p>
          </table:table-cell>
          <table:table-cell table:number-columns-repeated="4"/>
          <table:table-cell table:formula="of:=SUM([.D39:.M39])/10" office:value-type="float" office:value="95811.9" calcext:value-type="float">
            <text:p>95811.9</text:p>
          </table:table-cell>
          <table:table-cell table:formula="of:=[.S39]*[.C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687980" calcext:value-type="float">
            <text:p>687980</text:p>
          </table:table-cell>
          <table:table-cell office:value-type="float" office:value="210772" calcext:value-type="float">
            <text:p>210772</text:p>
          </table:table-cell>
          <table:table-cell office:value-type="float" office:value="735238" calcext:value-type="float">
            <text:p>735238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0:.M40])/10" office:value-type="float" office:value="547021.9" calcext:value-type="float">
            <text:p>547021.9</text:p>
          </table:table-cell>
          <table:table-cell table:formula="of:=[.S40]*[.C4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imit raised to 25</text:p>
          </table:table-cell>
          <table:table-cell office:value-type="string" calcext:value-type="string">
            <text:p>n/a</text:p>
          </table:table-cell>
          <table:table-cell office:value-type="float" office:value="85464" calcext:value-type="float">
            <text:p>85464</text:p>
          </table:table-cell>
          <table:table-cell office:value-type="float" office:value="93011" calcext:value-type="float">
            <text:p>93011</text:p>
          </table:table-cell>
          <table:table-cell office:value-type="float" office:value="109715" calcext:value-type="float">
            <text:p>109715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92555" calcext:value-type="float">
            <text:p>92555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44" calcext:value-type="float">
            <text:p>98444</text:p>
          </table:table-cell>
          <table:table-cell table:number-columns-repeated="4"/>
          <table:table-cell table:formula="of:=SUM([.D41:.M41])/10" office:value-type="float" office:value="99459.3" calcext:value-type="float">
            <text:p>99459.3</text:p>
          </table:table-cell>
          <table:table-cell table:formula="of:=[.S41]*[.C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341857" calcext:value-type="float">
            <text:p>341857</text:p>
          </table:table-cell>
          <table:table-cell office:value-type="float" office:value="465057" calcext:value-type="float">
            <text:p>465057</text:p>
          </table:table-cell>
          <table:table-cell office:value-type="float" office:value="548579" calcext:value-type="float">
            <text:p>54857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462777" calcext:value-type="float">
            <text:p>462777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2:.M42])/10" office:value-type="float" office:value="413883" calcext:value-type="float">
            <text:p>413883</text:p>
          </table:table-cell>
          <table:table-cell table:formula="of:=[.S42]*[.C4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107186" calcext:value-type="float">
            <text:p>107186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436" calcext:value-type="float">
            <text:p>96436</text:p>
          </table:table-cell>
          <table:table-cell office:value-type="float" office:value="97280" calcext:value-type="float">
            <text:p>97280</text:p>
          </table:table-cell>
          <table:table-cell table:number-columns-repeated="4"/>
          <table:table-cell table:formula="of:=SUM([.D43:.M43])/10" office:value-type="float" office:value="98730.3" calcext:value-type="float">
            <text:p>98730.3</text:p>
          </table:table-cell>
          <table:table-cell table:formula="of:=[.S43]*[.C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750302" calcext:value-type="float">
            <text:p>750302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4:.M44])/10" office:value-type="float" office:value="549660" calcext:value-type="float">
            <text:p>549660</text:p>
          </table:table-cell>
          <table:table-cell table:formula="of:=[.S44]*[.C4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0671" calcext:value-type="float">
            <text:p>110671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88" calcext:value-type="float">
            <text:p>98488</text:p>
          </table:table-cell>
          <table:table-cell table:number-columns-repeated="4"/>
          <table:table-cell table:formula="of:=SUM([.D45:.M45])/10" office:value-type="float" office:value="100578.7" calcext:value-type="float">
            <text:p>100578.7</text:p>
          </table:table-cell>
          <table:table-cell table:formula="of:=[.S45]*[.C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664031" calcext:value-type="float">
            <text:p>66403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6:.M46])/10" office:value-type="float" office:value="466674.4" calcext:value-type="float">
            <text:p>466674.4</text:p>
          </table:table-cell>
          <table:table-cell table:formula="of:=[.S46]*[.C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8"/>
          <table:table-cell table:formula="of:=SUM([.D47:.M47])/10" office:value-type="float" office:value="0" calcext:value-type="float">
            <text:p>0</text:p>
          </table:table-cell>
          <table:table-cell table:formula="of:=[.S47]*[.C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neliness set to 25</text:p>
          </table:table-cell>
          <table:table-cell/>
          <table:table-cell office:value-type="float" office:value="84154" calcext:value-type="float">
            <text:p>84154</text:p>
          </table:table-cell>
          <table:table-cell office:value-type="float" office:value="95369" calcext:value-type="float">
            <text:p>95369</text:p>
          </table:table-cell>
          <table:table-cell office:value-type="float" office:value="100085" calcext:value-type="float">
            <text:p>100085</text:p>
          </table:table-cell>
          <table:table-cell office:value-type="float" office:value="101358" calcext:value-type="float">
            <text:p>101358</text:p>
          </table:table-cell>
          <table:table-cell office:value-type="float" office:value="119489" calcext:value-type="float">
            <text:p>119489</text:p>
          </table:table-cell>
          <table:table-cell office:value-type="float" office:value="81498" calcext:value-type="float">
            <text:p>81498</text:p>
          </table:table-cell>
          <table:table-cell office:value-type="float" office:value="112877" calcext:value-type="float">
            <text:p>112877</text:p>
          </table:table-cell>
          <table:table-cell office:value-type="float" office:value="118619" calcext:value-type="float">
            <text:p>118619</text:p>
          </table:table-cell>
          <table:table-cell office:value-type="float" office:value="93237" calcext:value-type="float">
            <text:p>93237</text:p>
          </table:table-cell>
          <table:table-cell office:value-type="float" office:value="90084" calcext:value-type="float">
            <text:p>90084</text:p>
          </table:table-cell>
          <table:table-cell office:value-type="float" office:value="98185" calcext:value-type="float">
            <text:p>98185</text:p>
          </table:table-cell>
          <table:table-cell table:number-columns-repeated="4"/>
          <table:table-cell table:formula="of:=SUM([.D48:.M48])/10" office:value-type="float" office:value="99677" calcext:value-type="float">
            <text:p>99677</text:p>
          </table:table-cell>
          <table:table-cell table:formula="of:=[.S48]*[.C4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2" calcext:value-type="float">
            <text:p>420772</text:p>
          </table:table-cell>
          <table:table-cell office:value-type="float" office:value="572216" calcext:value-type="float">
            <text:p>572216</text:p>
          </table:table-cell>
          <table:table-cell office:value-type="float" office:value="700595" calcext:value-type="float">
            <text:p>700595</text:p>
          </table:table-cell>
          <table:table-cell office:value-type="float" office:value="506794" calcext:value-type="float">
            <text:p>506794</text:p>
          </table:table-cell>
          <table:table-cell office:value-type="float" office:value="238979" calcext:value-type="float">
            <text:p>238979</text:p>
          </table:table-cell>
          <table:table-cell office:value-type="float" office:value="407490" calcext:value-type="float">
            <text:p>407490</text:p>
          </table:table-cell>
          <table:table-cell office:value-type="float" office:value="564386" calcext:value-type="float">
            <text:p>564386</text:p>
          </table:table-cell>
          <table:table-cell office:value-type="float" office:value="237239" calcext:value-type="float">
            <text:p>237239</text:p>
          </table:table-cell>
          <table:table-cell office:value-type="float" office:value="652665" calcext:value-type="float">
            <text:p>652665</text:p>
          </table:table-cell>
          <table:table-cell office:value-type="float" office:value="180169" calcext:value-type="float">
            <text:p>180169</text:p>
          </table:table-cell>
          <table:table-cell table:number-columns-repeated="5"/>
          <table:table-cell table:formula="of:=SUM([.D49:.M49])/10" office:value-type="float" office:value="448130.5" calcext:value-type="float">
            <text:p>448130.5</text:p>
          </table:table-cell>
          <table:table-cell table:formula="of:=[.S49]*[.C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2914" calcext:value-type="float">
            <text:p>102914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3564" calcext:value-type="float">
            <text:p>113564</text:p>
          </table:table-cell>
          <table:table-cell office:value-type="float" office:value="96011" calcext:value-type="float">
            <text:p>96011</text:p>
          </table:table-cell>
          <table:table-cell office:value-type="float" office:value="105701" calcext:value-type="float">
            <text:p>105701</text:p>
          </table:table-cell>
          <table:table-cell office:value-type="float" office:value="81880" calcext:value-type="float">
            <text:p>81880</text:p>
          </table:table-cell>
          <table:table-cell office:value-type="float" office:value="114022" calcext:value-type="float">
            <text:p>114022</text:p>
          </table:table-cell>
          <table:table-cell office:value-type="float" office:value="119866" calcext:value-type="float">
            <text:p>119866</text:p>
          </table:table-cell>
          <table:table-cell office:value-type="float" office:value="101137" calcext:value-type="float">
            <text:p>101137</text:p>
          </table:table-cell>
          <table:table-cell office:value-type="float" office:value="100768" calcext:value-type="float">
            <text:p>100768</text:p>
          </table:table-cell>
          <table:table-cell office:value-type="float" office:value="99379" calcext:value-type="float">
            <text:p>99379</text:p>
          </table:table-cell>
          <table:table-cell table:number-columns-repeated="4"/>
          <table:table-cell table:formula="of:=SUM([.D50:.M50])/10" office:value-type="float" office:value="104780.3" calcext:value-type="float">
            <text:p>104780.3</text:p>
          </table:table-cell>
          <table:table-cell table:formula="of:=[.S50]*[.C5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4573" calcext:value-type="float">
            <text:p>514573</text:p>
          </table:table-cell>
          <table:table-cell office:value-type="float" office:value="671641" calcext:value-type="float">
            <text:p>671641</text:p>
          </table:table-cell>
          <table:table-cell office:value-type="float" office:value="454258" calcext:value-type="float">
            <text:p>454258</text:p>
          </table:table-cell>
          <table:table-cell office:value-type="float" office:value="384047" calcext:value-type="float">
            <text:p>384047</text:p>
          </table:table-cell>
          <table:table-cell office:value-type="float" office:value="211403" calcext:value-type="float">
            <text:p>211403</text:p>
          </table:table-cell>
          <table:table-cell office:value-type="float" office:value="409404" calcext:value-type="float">
            <text:p>409404</text:p>
          </table:table-cell>
          <table:table-cell office:value-type="float" office:value="570114" calcext:value-type="float">
            <text:p>570114</text:p>
          </table:table-cell>
          <table:table-cell office:value-type="float" office:value="239733" calcext:value-type="float">
            <text:p>239733</text:p>
          </table:table-cell>
          <table:table-cell office:value-type="float" office:value="1011376" calcext:value-type="float">
            <text:p>1011376</text:p>
          </table:table-cell>
          <table:table-cell office:value-type="float" office:value="201537" calcext:value-type="float">
            <text:p>201537</text:p>
          </table:table-cell>
          <table:table-cell table:number-columns-repeated="5"/>
          <table:table-cell table:formula="of:=SUM([.D51:.M51])/10" office:value-type="float" office:value="466808.6" calcext:value-type="float">
            <text:p>466808.6</text:p>
          </table:table-cell>
          <table:table-cell table:formula="of:=[.S51]*[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6882" calcext:value-type="float">
            <text:p>76882</text:p>
          </table:table-cell>
          <table:table-cell office:value-type="float" office:value="99963" calcext:value-type="float">
            <text:p>99963</text:p>
          </table:table-cell>
          <table:table-cell office:value-type="float" office:value="111957" calcext:value-type="float">
            <text:p>111957</text:p>
          </table:table-cell>
          <table:table-cell office:value-type="float" office:value="98090" calcext:value-type="float">
            <text:p>98090</text:p>
          </table:table-cell>
          <table:table-cell office:value-type="float" office:value="111489" calcext:value-type="float">
            <text:p>111489</text:p>
          </table:table-cell>
          <table:table-cell office:value-type="float" office:value="66758" calcext:value-type="float">
            <text:p>66758</text:p>
          </table:table-cell>
          <table:table-cell office:value-type="float" office:value="112253" calcext:value-type="float">
            <text:p>112253</text:p>
          </table:table-cell>
          <table:table-cell office:value-type="float" office:value="107624" calcext:value-type="float">
            <text:p>107624</text:p>
          </table:table-cell>
          <table:table-cell office:value-type="float" office:value="98089" calcext:value-type="float">
            <text:p>98089</text:p>
          </table:table-cell>
          <table:table-cell office:value-type="float" office:value="97861" calcext:value-type="float">
            <text:p>97861</text:p>
          </table:table-cell>
          <table:table-cell office:value-type="float" office:value="98918" calcext:value-type="float">
            <text:p>98918</text:p>
          </table:table-cell>
          <table:table-cell table:number-columns-repeated="4"/>
          <table:table-cell table:formula="of:=SUM([.D52:.M52])/10" office:value-type="float" office:value="98096.6" calcext:value-type="float">
            <text:p>98096.6</text:p>
          </table:table-cell>
          <table:table-cell table:formula="of:=[.S52]*[.C5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4411" calcext:value-type="float">
            <text:p>384411</text:p>
          </table:table-cell>
          <table:table-cell office:value-type="float" office:value="599783" calcext:value-type="float">
            <text:p>599783</text:p>
          </table:table-cell>
          <table:table-cell office:value-type="float" office:value="447829" calcext:value-type="float">
            <text:p>447829</text:p>
          </table:table-cell>
          <table:table-cell office:value-type="float" office:value="392361" calcext:value-type="float">
            <text:p>392361</text:p>
          </table:table-cell>
          <table:table-cell office:value-type="float" office:value="222979" calcext:value-type="float">
            <text:p>222979</text:p>
          </table:table-cell>
          <table:table-cell office:value-type="float" office:value="33794" calcext:value-type="float">
            <text:p>33794</text:p>
          </table:table-cell>
          <table:table-cell office:value-type="float" office:value="561267" calcext:value-type="float">
            <text:p>561267</text:p>
          </table:table-cell>
          <table:table-cell office:value-type="float" office:value="215248" calcext:value-type="float">
            <text:p>215248</text:p>
          </table:table-cell>
          <table:table-cell office:value-type="float" office:value="686629" calcext:value-type="float">
            <text:p>686629</text:p>
          </table:table-cell>
          <table:table-cell office:value-type="float" office:value="195722" calcext:value-type="float">
            <text:p>195722</text:p>
          </table:table-cell>
          <table:table-cell table:number-columns-repeated="5"/>
          <table:table-cell table:formula="of:=SUM([.D53:.M53])/10" office:value-type="float" office:value="374002.3" calcext:value-type="float">
            <text:p>374002.3</text:p>
          </table:table-cell>
          <table:table-cell table:formula="of:=[.S53]*[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4155" calcext:value-type="float">
            <text:p>84155</text:p>
          </table:table-cell>
          <table:table-cell office:value-type="float" office:value="96889" calcext:value-type="float">
            <text:p>96889</text:p>
          </table:table-cell>
          <table:table-cell office:value-type="float" office:value="114127" calcext:value-type="float">
            <text:p>114127</text:p>
          </table:table-cell>
          <table:table-cell office:value-type="float" office:value="98131" calcext:value-type="float">
            <text:p>98131</text:p>
          </table:table-cell>
          <table:table-cell office:value-type="float" office:value="119514" calcext:value-type="float">
            <text:p>119514</text:p>
          </table:table-cell>
          <table:table-cell office:value-type="float" office:value="85800" calcext:value-type="float">
            <text:p>85800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67" calcext:value-type="float">
            <text:p>101467</text:p>
          </table:table-cell>
          <table:table-cell office:value-type="float" office:value="99166" calcext:value-type="float">
            <text:p>99166</text:p>
          </table:table-cell>
          <table:table-cell office:value-type="float" office:value="99704" calcext:value-type="float">
            <text:p>99704</text:p>
          </table:table-cell>
          <table:table-cell table:number-columns-repeated="4"/>
          <table:table-cell table:formula="of:=SUM([.D54:.M54])/10" office:value-type="float" office:value="102183.1" calcext:value-type="float">
            <text:p>102183.1</text:p>
          </table:table-cell>
          <table:table-cell table:formula="of:=[.S54]*[.C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7" calcext:value-type="float">
            <text:p>420777</text:p>
          </table:table-cell>
          <table:table-cell office:value-type="float" office:value="581337" calcext:value-type="float">
            <text:p>581337</text:p>
          </table:table-cell>
          <table:table-cell office:value-type="float" office:value="456510" calcext:value-type="float">
            <text:p>456510</text:p>
          </table:table-cell>
          <table:table-cell office:value-type="float" office:value="392526" calcext:value-type="float">
            <text:p>392526</text:p>
          </table:table-cell>
          <table:table-cell office:value-type="float" office:value="239029" calcext:value-type="float">
            <text:p>239029</text:p>
          </table:table-cell>
          <table:table-cell office:value-type="float" office:value="429004" calcext:value-type="float">
            <text:p>429004</text:p>
          </table:table-cell>
          <table:table-cell office:value-type="float" office:value="577721" calcext:value-type="float">
            <text:p>577721</text:p>
          </table:table-cell>
          <table:table-cell office:value-type="float" office:value="214077" calcext:value-type="float">
            <text:p>214077</text:p>
          </table:table-cell>
          <table:table-cell office:value-type="float" office:value="710273" calcext:value-type="float">
            <text:p>710273</text:p>
          </table:table-cell>
          <table:table-cell office:value-type="float" office:value="198332" calcext:value-type="float">
            <text:p>198332</text:p>
          </table:table-cell>
          <table:table-cell table:number-columns-repeated="5"/>
          <table:table-cell table:formula="of:=SUM([.D55:.M55])/10" office:value-type="float" office:value="421958.6" calcext:value-type="float">
            <text:p>421958.6</text:p>
          </table:table-cell>
          <table:table-cell table:formula="of:=[.S55]*[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95466" calcext:value-type="float">
            <text:p>95466</text:p>
          </table:table-cell>
          <table:table-cell office:value-type="float" office:value="92347" calcext:value-type="float">
            <text:p>9234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6303" calcext:value-type="float">
            <text:p>106303</text:p>
          </table:table-cell>
          <table:table-cell office:value-type="float" office:value="121605" calcext:value-type="float">
            <text:p>121605</text:p>
          </table:table-cell>
          <table:table-cell office:value-type="float" office:value="75800" calcext:value-type="float">
            <text:p>75800</text:p>
          </table:table-cell>
          <table:table-cell office:value-type="float" office:value="120180" calcext:value-type="float">
            <text:p>12018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4976" calcext:value-type="float">
            <text:p>104976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1070" calcext:value-type="float">
            <text:p>101070</text:p>
          </table:table-cell>
          <table:table-cell table:number-columns-repeated="4"/>
          <table:table-cell table:formula="of:=SUM([.D56:.M56])/10" office:value-type="float" office:value="104746.3" calcext:value-type="float">
            <text:p>10474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7330" calcext:value-type="float">
            <text:p>477330</text:p>
          </table:table-cell>
          <table:table-cell office:value-type="float" office:value="554082" calcext:value-type="float">
            <text:p>554082</text:p>
          </table:table-cell>
          <table:table-cell office:value-type="float" office:value="433196" calcext:value-type="float">
            <text:p>433196</text:p>
          </table:table-cell>
          <table:table-cell office:value-type="float" office:value="425213" calcext:value-type="float">
            <text:p>425213</text:p>
          </table:table-cell>
          <table:table-cell office:value-type="float" office:value="243211" calcext:value-type="float">
            <text:p>243211</text:p>
          </table:table-cell>
          <table:table-cell office:value-type="float" office:value="379002" calcext:value-type="float">
            <text:p>379002</text:p>
          </table:table-cell>
          <table:table-cell office:value-type="float" office:value="600904" calcext:value-type="float">
            <text:p>600904</text:p>
          </table:table-cell>
          <table:table-cell office:value-type="float" office:value="243715" calcext:value-type="float">
            <text:p>243715</text:p>
          </table:table-cell>
          <table:table-cell office:value-type="float" office:value="734838" calcext:value-type="float">
            <text:p>734838</text:p>
          </table:table-cell>
          <table:table-cell office:value-type="float" office:value="201260" calcext:value-type="float">
            <text:p>201260</text:p>
          </table:table-cell>
          <table:table-cell table:number-columns-repeated="5"/>
          <table:table-cell table:formula="of:=SUM([.D57:.M57])/10" office:value-type="float" office:value="429275.1" calcext:value-type="float">
            <text:p>429275.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86277" calcext:value-type="float">
            <text:p>86277</text:p>
          </table:table-cell>
          <table:table-cell office:value-type="float" office:value="98339" calcext:value-type="float">
            <text:p>98339</text:p>
          </table:table-cell>
          <table:table-cell office:value-type="float" office:value="103801" calcext:value-type="float">
            <text:p>103801</text:p>
          </table:table-cell>
          <table:table-cell office:value-type="float" office:value="99187" calcext:value-type="float">
            <text:p>99187</text:p>
          </table:table-cell>
          <table:table-cell office:value-type="float" office:value="114849" calcext:value-type="float">
            <text:p>114849</text:p>
          </table:table-cell>
          <table:table-cell office:value-type="float" office:value="79822" calcext:value-type="float">
            <text:p>79822</text:p>
          </table:table-cell>
          <table:table-cell office:value-type="float" office:value="107979" calcext:value-type="float">
            <text:p>107979</text:p>
          </table:table-cell>
          <table:table-cell office:value-type="float" office:value="104337" calcext:value-type="float">
            <text:p>104337</text:p>
          </table:table-cell>
          <table:table-cell office:value-type="float" office:value="106655" calcext:value-type="float">
            <text:p>106655</text:p>
          </table:table-cell>
          <table:table-cell office:value-type="float" office:value="95694" calcext:value-type="float">
            <text:p>95694</text:p>
          </table:table-cell>
          <table:table-cell office:value-type="float" office:value="96597" calcext:value-type="float">
            <text:p>96597</text:p>
          </table:table-cell>
          <table:table-cell table:number-columns-repeated="4"/>
          <table:table-cell table:formula="of:=SUM([.D58:.M58])/10" office:value-type="float" office:value="99694" calcext:value-type="float">
            <text:p>996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1389" calcext:value-type="float">
            <text:p>431389</text:p>
          </table:table-cell>
          <table:table-cell office:value-type="float" office:value="590035" calcext:value-type="float">
            <text:p>590035</text:p>
          </table:table-cell>
          <table:table-cell office:value-type="float" office:value="622806" calcext:value-type="float">
            <text:p>622806</text:p>
          </table:table-cell>
          <table:table-cell office:value-type="float" office:value="396749" calcext:value-type="float">
            <text:p>396749</text:p>
          </table:table-cell>
          <table:table-cell office:value-type="float" office:value="229699" calcext:value-type="float">
            <text:p>229699</text:p>
          </table:table-cell>
          <table:table-cell office:value-type="float" office:value="399113" calcext:value-type="float">
            <text:p>399113</text:p>
          </table:table-cell>
          <table:table-cell office:value-type="float" office:value="539899" calcext:value-type="float">
            <text:p>539899</text:p>
          </table:table-cell>
          <table:table-cell office:value-type="float" office:value="208674" calcext:value-type="float">
            <text:p>208674</text:p>
          </table:table-cell>
          <table:table-cell office:value-type="float" office:value="639930" calcext:value-type="float">
            <text:p>639930</text:p>
          </table:table-cell>
          <table:table-cell office:value-type="float" office:value="191388" calcext:value-type="float">
            <text:p>191388</text:p>
          </table:table-cell>
          <table:table-cell table:number-columns-repeated="5"/>
          <table:table-cell table:formula="of:=SUM([.D59:.M59])/10" office:value-type="float" office:value="424968.2" calcext:value-type="float">
            <text:p>424968.2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74334" calcext:value-type="float">
            <text:p>74334</text:p>
          </table:table-cell>
          <table:table-cell office:value-type="float" office:value="103041" calcext:value-type="float">
            <text:p>103041</text:p>
          </table:table-cell>
          <table:table-cell office:value-type="float" office:value="107003" calcext:value-type="float">
            <text:p>107003</text:p>
          </table:table-cell>
          <table:table-cell office:value-type="float" office:value="90383" calcext:value-type="float">
            <text:p>90383</text:p>
          </table:table-cell>
          <table:table-cell office:value-type="float" office:value="117114" calcext:value-type="float">
            <text:p>117114</text:p>
          </table:table-cell>
          <table:table-cell office:value-type="float" office:value="72919" calcext:value-type="float">
            <text:p>72919</text:p>
          </table:table-cell>
          <table:table-cell office:value-type="float" office:value="115688" calcext:value-type="float">
            <text:p>115688</text:p>
          </table:table-cell>
          <table:table-cell office:value-type="float" office:value="125489" calcext:value-type="float">
            <text:p>125489</text:p>
          </table:table-cell>
          <table:table-cell office:value-type="float" office:value="98525" calcext:value-type="float">
            <text:p>98525</text:p>
          </table:table-cell>
          <table:table-cell office:value-type="float" office:value="93562" calcext:value-type="float">
            <text:p>93562</text:p>
          </table:table-cell>
          <table:table-cell office:value-type="float" office:value="98497" calcext:value-type="float">
            <text:p>98497</text:p>
          </table:table-cell>
          <table:table-cell table:number-columns-repeated="4"/>
          <table:table-cell table:formula="of:=SUM([.D60:.M60])/10" office:value-type="float" office:value="99805.8" calcext:value-type="float">
            <text:p>9980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1671" calcext:value-type="float">
            <text:p>371671</text:p>
          </table:table-cell>
          <table:table-cell office:value-type="float" office:value="618250" calcext:value-type="float">
            <text:p>618250</text:p>
          </table:table-cell>
          <table:table-cell office:value-type="float" office:value="535016" calcext:value-type="float">
            <text:p>535016</text:p>
          </table:table-cell>
          <table:table-cell office:value-type="float" office:value="361534" calcext:value-type="float">
            <text:p>361534</text:p>
          </table:table-cell>
          <table:table-cell office:value-type="float" office:value="234229" calcext:value-type="float">
            <text:p>234229</text:p>
          </table:table-cell>
          <table:table-cell office:value-type="float" office:value="364599" calcext:value-type="float">
            <text:p>364599</text:p>
          </table:table-cell>
          <table:table-cell office:value-type="float" office:value="578441" calcext:value-type="float">
            <text:p>578441</text:p>
          </table:table-cell>
          <table:table-cell office:value-type="float" office:value="250978" calcext:value-type="float">
            <text:p>250978</text:p>
          </table:table-cell>
          <table:table-cell office:value-type="float" office:value="689680" calcext:value-type="float">
            <text:p>689680</text:p>
          </table:table-cell>
          <table:table-cell office:value-type="float" office:value="187124" calcext:value-type="float">
            <text:p>187124</text:p>
          </table:table-cell>
          <table:table-cell table:number-columns-repeated="5"/>
          <table:table-cell table:formula="of:=SUM([.D61:.M61])/10" office:value-type="float" office:value="419152.2" calcext:value-type="float">
            <text:p>419152.2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711" calcext:value-type="float">
            <text:p>76711</text:p>
          </table:table-cell>
          <table:table-cell office:value-type="float" office:value="101909" calcext:value-type="float">
            <text:p>10190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04761" calcext:value-type="float">
            <text:p>104761</text:p>
          </table:table-cell>
          <table:table-cell office:value-type="float" office:value="119730" calcext:value-type="float">
            <text:p>119730</text:p>
          </table:table-cell>
          <table:table-cell office:value-type="float" office:value="74013" calcext:value-type="float">
            <text:p>74013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7969" calcext:value-type="float">
            <text:p>117969</text:p>
          </table:table-cell>
          <table:table-cell office:value-type="float" office:value="93876" calcext:value-type="float">
            <text:p>93876</text:p>
          </table:table-cell>
          <table:table-cell office:value-type="float" office:value="94092" calcext:value-type="float">
            <text:p>94092</text:p>
          </table:table-cell>
          <table:table-cell office:value-type="float" office:value="99673" calcext:value-type="float">
            <text:p>99673</text:p>
          </table:table-cell>
          <table:table-cell table:number-columns-repeated="4"/>
          <table:table-cell table:formula="of:=SUM([.D62:.M62])/10" office:value-type="float" office:value="101717.4" calcext:value-type="float">
            <text:p>10171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3558" calcext:value-type="float">
            <text:p>383558</text:p>
          </table:table-cell>
          <table:table-cell office:value-type="float" office:value="611458" calcext:value-type="float">
            <text:p>611458</text:p>
          </table:table-cell>
          <table:table-cell office:value-type="float" office:value="448141" calcext:value-type="float">
            <text:p>448141</text:p>
          </table:table-cell>
          <table:table-cell office:value-type="float" office:value="419047" calcext:value-type="float">
            <text:p>419047</text:p>
          </table:table-cell>
          <table:table-cell office:value-type="float" office:value="239460" calcext:value-type="float">
            <text:p>239460</text:p>
          </table:table-cell>
          <table:table-cell office:value-type="float" office:value="370067" calcext:value-type="float">
            <text:p>370067</text:p>
          </table:table-cell>
          <table:table-cell office:value-type="float" office:value="610393" calcext:value-type="float">
            <text:p>610393</text:p>
          </table:table-cell>
          <table:table-cell office:value-type="float" office:value="235938" calcext:value-type="float">
            <text:p>235938</text:p>
          </table:table-cell>
          <table:table-cell office:value-type="float" office:value="65738" calcext:value-type="float">
            <text:p>65738</text:p>
          </table:table-cell>
          <table:table-cell office:value-type="float" office:value="188185" calcext:value-type="float">
            <text:p>188185</text:p>
          </table:table-cell>
          <table:table-cell table:number-columns-repeated="5"/>
          <table:table-cell table:formula="of:=SUM([.D63:.M63])/10" office:value-type="float" office:value="357198.5" calcext:value-type="float">
            <text:p>357198.5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94269" calcext:value-type="float">
            <text:p>94269</text:p>
          </table:table-cell>
          <table:table-cell office:value-type="float" office:value="88267" calcext:value-type="float">
            <text:p>88267</text:p>
          </table:table-cell>
          <table:table-cell office:value-type="float" office:value="109741" calcext:value-type="float">
            <text:p>109741</text:p>
          </table:table-cell>
          <table:table-cell office:value-type="float" office:value="104566" calcext:value-type="float">
            <text:p>104566</text:p>
          </table:table-cell>
          <table:table-cell office:value-type="float" office:value="103272" calcext:value-type="float">
            <text:p>103272</text:p>
          </table:table-cell>
          <table:table-cell office:value-type="float" office:value="74051" calcext:value-type="float">
            <text:p>74051</text:p>
          </table:table-cell>
          <table:table-cell office:value-type="float" office:value="111692" calcext:value-type="float">
            <text:p>111692</text:p>
          </table:table-cell>
          <table:table-cell office:value-type="float" office:value="112363" calcext:value-type="float">
            <text:p>112363</text:p>
          </table:table-cell>
          <table:table-cell office:value-type="float" office:value="109280" calcext:value-type="float">
            <text:p>109280</text:p>
          </table:table-cell>
          <table:table-cell office:value-type="float" office:value="94862" calcext:value-type="float">
            <text:p>94862</text:p>
          </table:table-cell>
          <table:table-cell office:value-type="float" office:value="97107" calcext:value-type="float">
            <text:p>97107</text:p>
          </table:table-cell>
          <table:table-cell table:number-columns-repeated="4"/>
          <table:table-cell table:formula="of:=SUM([.D64:.M64])/10" office:value-type="float" office:value="100236.3" calcext:value-type="float">
            <text:p>10023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1347" calcext:value-type="float">
            <text:p>471347</text:p>
          </table:table-cell>
          <table:table-cell office:value-type="float" office:value="529606" calcext:value-type="float">
            <text:p>529606</text:p>
          </table:table-cell>
          <table:table-cell office:value-type="float" office:value="548706" calcext:value-type="float">
            <text:p>548706</text:p>
          </table:table-cell>
          <table:table-cell office:value-type="float" office:value="418266" calcext:value-type="float">
            <text:p>418266</text:p>
          </table:table-cell>
          <table:table-cell office:value-type="float" office:value="206545" calcext:value-type="float">
            <text:p>206545</text:p>
          </table:table-cell>
          <table:table-cell office:value-type="float" office:value="370259" calcext:value-type="float">
            <text:p>370259</text:p>
          </table:table-cell>
          <table:table-cell office:value-type="float" office:value="558462" calcext:value-type="float">
            <text:p>558462</text:p>
          </table:table-cell>
          <table:table-cell office:value-type="float" office:value="224727" calcext:value-type="float">
            <text:p>224727</text:p>
          </table:table-cell>
          <table:table-cell office:value-type="float" office:value="764962" calcext:value-type="float">
            <text:p>764962</text:p>
          </table:table-cell>
          <table:table-cell office:value-type="float" office:value="189725" calcext:value-type="float">
            <text:p>189725</text:p>
          </table:table-cell>
          <table:table-cell table:number-columns-repeated="5"/>
          <table:table-cell table:formula="of:=SUM([.D65:.M65])/10" office:value-type="float" office:value="428260.5" calcext:value-type="float">
            <text:p>428260.5</text:p>
          </table:table-cell>
          <table:table-cell/>
        </table:table-row>
        <table:table-row table:style-name="ro1">
          <table:table-cell table:number-columns-repeated="18"/>
          <table:table-cell table:formula="of:=SUM([.D66:.M6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67:.M67])/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step count for exploration to 1000</text:p>
          </table:table-cell>
          <table:table-cell/>
          <table:table-cell office:value-type="float" office:value="87709" calcext:value-type="float">
            <text:p>87709</text:p>
          </table:table-cell>
          <table:table-cell office:value-type="float" office:value="83914" calcext:value-type="float">
            <text:p>83914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0230" calcext:value-type="float">
            <text:p>100230</text:p>
          </table:table-cell>
          <table:table-cell office:value-type="float" office:value="108970" calcext:value-type="float">
            <text:p>108970</text:p>
          </table:table-cell>
          <table:table-cell office:value-type="float" office:value="99500" calcext:value-type="float">
            <text:p>99500</text:p>
          </table:table-cell>
          <table:table-cell office:value-type="float" office:value="114856" calcext:value-type="float">
            <text:p>114856</text:p>
          </table:table-cell>
          <table:table-cell office:value-type="float" office:value="112287" calcext:value-type="float">
            <text:p>112287</text:p>
          </table:table-cell>
          <table:table-cell office:value-type="float" office:value="91141" calcext:value-type="float">
            <text:p>91141</text:p>
          </table:table-cell>
          <table:table-cell office:value-type="float" office:value="98394" calcext:value-type="float">
            <text:p>98394</text:p>
          </table:table-cell>
          <table:table-cell office:value-type="float" office:value="97316" calcext:value-type="float">
            <text:p>97316</text:p>
          </table:table-cell>
          <table:table-cell table:number-columns-repeated="4"/>
          <table:table-cell table:formula="of:=SUM([.D68:.M68])/10" office:value-type="float" office:value="100010.4" calcext:value-type="float">
            <text:p>10001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8546" calcext:value-type="float">
            <text:p>438546</text:p>
          </table:table-cell>
          <table:table-cell office:value-type="float" office:value="587401" calcext:value-type="float">
            <text:p>587401</text:p>
          </table:table-cell>
          <table:table-cell office:value-type="float" office:value="515517" calcext:value-type="float">
            <text:p>515517</text:p>
          </table:table-cell>
          <table:table-cell office:value-type="float" office:value="400923" calcext:value-type="float">
            <text:p>400923</text:p>
          </table:table-cell>
          <table:table-cell office:value-type="float" office:value="326910" calcext:value-type="float">
            <text:p>326910</text:p>
          </table:table-cell>
          <table:table-cell office:value-type="float" office:value="199000" calcext:value-type="float">
            <text:p>199000</text:p>
          </table:table-cell>
          <table:table-cell office:value-type="float" office:value="574284" calcext:value-type="float">
            <text:p>574284</text:p>
          </table:table-cell>
          <table:table-cell office:value-type="float" office:value="336863" calcext:value-type="float">
            <text:p>336863</text:p>
          </table:table-cell>
          <table:table-cell office:value-type="float" office:value="729131" calcext:value-type="float">
            <text:p>729131</text:p>
          </table:table-cell>
          <table:table-cell office:value-type="float" office:value="196789" calcext:value-type="float">
            <text:p>196789</text:p>
          </table:table-cell>
          <table:table-cell table:number-columns-repeated="5"/>
          <table:table-cell table:formula="of:=SUM([.D69:.M69])/10" office:value-type="float" office:value="430536.4" calcext:value-type="float">
            <text:p>430536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to 800</text:p>
          </table:table-cell>
          <table:table-cell/>
          <table:table-cell office:value-type="float" office:value="93468" calcext:value-type="float">
            <text:p>93468</text:p>
          </table:table-cell>
          <table:table-cell office:value-type="float" office:value="98057" calcext:value-type="float">
            <text:p>98057</text:p>
          </table:table-cell>
          <table:table-cell office:value-type="float" office:value="108363" calcext:value-type="float">
            <text:p>108363</text:p>
          </table:table-cell>
          <table:table-cell office:value-type="float" office:value="98099" calcext:value-type="float">
            <text:p>98099</text:p>
          </table:table-cell>
          <table:table-cell office:value-type="float" office:value="89912" calcext:value-type="float">
            <text:p>89912</text:p>
          </table:table-cell>
          <table:table-cell office:value-type="float" office:value="92777" calcext:value-type="float">
            <text:p>92777</text:p>
          </table:table-cell>
          <table:table-cell office:value-type="float" office:value="102476" calcext:value-type="float">
            <text:p>102476</text:p>
          </table:table-cell>
          <table:table-cell office:value-type="float" office:value="109257" calcext:value-type="float">
            <text:p>109257</text:p>
          </table:table-cell>
          <table:table-cell office:value-type="float" office:value="96416" calcext:value-type="float">
            <text:p>96416</text:p>
          </table:table-cell>
          <table:table-cell office:value-type="float" office:value="84433" calcext:value-type="float">
            <text:p>84433</text:p>
          </table:table-cell>
          <table:table-cell office:value-type="float" office:value="94469" calcext:value-type="float">
            <text:p>94469</text:p>
          </table:table-cell>
          <table:table-cell table:number-columns-repeated="4"/>
          <table:table-cell table:formula="of:=SUM([.D70:.M70])/10" office:value-type="float" office:value="97325.8" calcext:value-type="float">
            <text:p>9732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0813" calcext:value-type="float">
            <text:p>560813</text:p>
          </table:table-cell>
          <table:table-cell office:value-type="float" office:value="686401" calcext:value-type="float">
            <text:p>686401</text:p>
          </table:table-cell>
          <table:table-cell office:value-type="float" office:value="541817" calcext:value-type="float">
            <text:p>541817</text:p>
          </table:table-cell>
          <table:table-cell office:value-type="float" office:value="392398" calcext:value-type="float">
            <text:p>392398</text:p>
          </table:table-cell>
          <table:table-cell office:value-type="float" office:value="359649" calcext:value-type="float">
            <text:p>359649</text:p>
          </table:table-cell>
          <table:table-cell office:value-type="float" office:value="371110" calcext:value-type="float">
            <text:p>371110</text:p>
          </table:table-cell>
          <table:table-cell office:value-type="float" office:value="717335" calcext:value-type="float">
            <text:p>717335</text:p>
          </table:table-cell>
          <table:table-cell office:value-type="float" office:value="327771" calcext:value-type="float">
            <text:p>327771</text:p>
          </table:table-cell>
          <table:table-cell office:value-type="float" office:value="771329" calcext:value-type="float">
            <text:p>771329</text:p>
          </table:table-cell>
          <table:table-cell office:value-type="float" office:value="253299" calcext:value-type="float">
            <text:p>253299</text:p>
          </table:table-cell>
          <table:table-cell table:number-columns-repeated="5"/>
          <table:table-cell table:formula="of:=SUM([.D71:.M71])/10" office:value-type="float" office:value="498192.2" calcext:value-type="float">
            <text:p>49819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explore steps, but adding tankers til 1500 (as above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2:.M72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3:.M73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explore at all (inc 400 usual steps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4:.M74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5:.M75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llowed the regular 390 steps</text:p>
          </table:table-cell>
          <table:table-cell/>
          <table:table-cell office:value-type="float" office:value="90482" calcext:value-type="float">
            <text:p>90482</text:p>
          </table:table-cell>
          <table:table-cell office:value-type="float" office:value="93688" calcext:value-type="float">
            <text:p>93688</text:p>
          </table:table-cell>
          <table:table-cell office:value-type="float" office:value="109341" calcext:value-type="float">
            <text:p>109341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9559" calcext:value-type="float">
            <text:p>109559</text:p>
          </table:table-cell>
          <table:table-cell office:value-type="float" office:value="98592" calcext:value-type="float">
            <text:p>98592</text:p>
          </table:table-cell>
          <table:table-cell office:value-type="float" office:value="108602" calcext:value-type="float">
            <text:p>108602</text:p>
          </table:table-cell>
          <table:table-cell office:value-type="float" office:value="114036" calcext:value-type="float">
            <text:p>114036</text:p>
          </table:table-cell>
          <table:table-cell office:value-type="float" office:value="98560" calcext:value-type="float">
            <text:p>98560</text:p>
          </table:table-cell>
          <table:table-cell office:value-type="float" office:value="97699" calcext:value-type="float">
            <text:p>97699</text:p>
          </table:table-cell>
          <table:table-cell office:value-type="float" office:value="98872" calcext:value-type="float">
            <text:p>98872</text:p>
          </table:table-cell>
          <table:table-cell table:number-columns-repeated="4"/>
          <table:table-cell table:formula="of:=SUM([.D77:.M77])/10" office:value-type="float" office:value="102793.9" calcext:value-type="float">
            <text:p>102793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2410" calcext:value-type="float">
            <text:p>452410</text:p>
          </table:table-cell>
          <table:table-cell office:value-type="float" office:value="749507" calcext:value-type="float">
            <text:p>749507</text:p>
          </table:table-cell>
          <table:table-cell office:value-type="float" office:value="546705" calcext:value-type="float">
            <text:p>546705</text:p>
          </table:table-cell>
          <table:table-cell office:value-type="float" office:value="214760" calcext:value-type="float">
            <text:p>214760</text:p>
          </table:table-cell>
          <table:table-cell office:value-type="float" office:value="328677" calcext:value-type="float">
            <text:p>328677</text:p>
          </table:table-cell>
          <table:table-cell office:value-type="float" office:value="197184" calcext:value-type="float">
            <text:p>197184</text:p>
          </table:table-cell>
          <table:table-cell office:value-type="float" office:value="651612" calcext:value-type="float">
            <text:p>651612</text:p>
          </table:table-cell>
          <table:table-cell office:value-type="float" office:value="342109" calcext:value-type="float">
            <text:p>342109</text:p>
          </table:table-cell>
          <table:table-cell office:value-type="float" office:value="788481" calcext:value-type="float">
            <text:p>788481</text:p>
          </table:table-cell>
          <table:table-cell office:value-type="float" office:value="195398" calcext:value-type="float">
            <text:p>195398</text:p>
          </table:table-cell>
          <table:table-cell table:number-columns-repeated="5"/>
          <table:table-cell table:formula="of:=SUM([.D78:.M78])/10" office:value-type="float" office:value="446684.3" calcext:value-type="float">
            <text:p>446684.3</text:p>
          </table:table-cell>
          <table:table-cell/>
        </table:table-row>
        <table:table-row table:style-name="ro1">
          <table:table-cell table:number-columns-repeated="18"/>
          <table:table-cell table:formula="of:=SUM([.D79:.M79])/10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20:36:39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13T00:37:02.263000000</dc:date>
    <meta:editing-duration>P2DT6H43M57S</meta:editing-duration>
    <meta:editing-cycles>39</meta:editing-cycles>
    <meta:generator>LibreOffice/6.1.2.1$Windows_X86_64 LibreOffice_project/65905a128db06ba48db947242809d14d3f9a93fe</meta:generator>
    <meta:document-statistic meta:table-count="1" meta:cell-count="914" meta:object-count="0"/>
  </office:meta>
</office:document-meta>
</file>